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7458in" fo:margin-left="-0.1875in" table:align="left"/>
    </style:style>
    <style:style style:name="Table1.A" style:family="table-column">
      <style:table-column-properties style:column-width="1.4167in"/>
    </style:style>
    <style:style style:name="Table1.B" style:family="table-column">
      <style:table-column-properties style:column-width="3.4792in"/>
    </style:style>
    <style:style style:name="Table1.C" style:family="table-column">
      <style:table-column-properties style:column-width="2.8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officeooo:rsid="00070702" officeooo:paragraph-rsid="00070702"/>
    </style:style>
    <style:style style:name="P2" style:family="paragraph" style:parent-style-name="Text_20_body">
      <style:text-properties officeooo:rsid="00070702"/>
    </style:style>
    <style:style style:name="P3" style:family="paragraph" style:parent-style-name="Text_20_body" style:list-style-name="L1">
      <style:text-properties officeooo:rsid="00070702"/>
    </style:style>
    <style:style style:name="P4" style:family="paragraph" style:parent-style-name="Text_20_body" style:list-style-name="L2">
      <style:text-properties officeooo:rsid="00070702"/>
    </style:style>
    <style:style style:name="P5" style:family="paragraph" style:parent-style-name="Text_20_body" style:list-style-name="L3">
      <style:text-properties officeooo:rsid="00070702"/>
    </style:style>
    <style:style style:name="P6" style:family="paragraph" style:parent-style-name="Text_20_body" style:list-style-name="L4">
      <style:text-properties officeooo:rsid="00070702"/>
    </style:style>
    <style:style style:name="P7" style:family="paragraph" style:parent-style-name="Horizontal_20_Line">
      <style:text-properties officeooo:rsid="00070702"/>
    </style:style>
    <style:style style:name="P8" style:family="paragraph" style:parent-style-name="Heading_20_2" style:master-page-name="">
      <loext:graphic-properties draw:fill="none"/>
      <style:paragraph-properties fo:margin-left="-0.3118in" fo:margin-right="-0.25in" fo:margin-top="0.139in" fo:margin-bottom="0.0835in" style:contextual-spacing="false" fo:text-indent="0in" style:auto-text-indent="false" style:page-number="auto" fo:background-color="transparent" fo:keep-with-next="always"/>
      <style:text-properties officeooo:rsid="00070702"/>
    </style:style>
    <style:style style:name="P9" style:family="paragraph" style:parent-style-name="Text_20_body" style:list-style-name="L5">
      <style:text-properties officeooo:rsid="00070702"/>
    </style:style>
    <style:style style:name="P10" style:family="paragraph" style:parent-style-name="Heading_20_2">
      <style:text-properties officeooo:rsid="00070702"/>
    </style:style>
    <style:style style:name="P11" style:family="paragraph" style:parent-style-name="Text_20_body" style:list-style-name="L6">
      <style:text-properties officeooo:rsid="00070702"/>
    </style:style>
    <style:style style:name="P12" style:family="paragraph" style:parent-style-name="Horizontal_20_Line">
      <style:paragraph-properties fo:margin-top="0in" fo:margin-bottom="0.0972in" style:contextual-spacing="false" fo:line-height="115%"/>
      <style:text-properties officeooo:rsid="00070702"/>
    </style:style>
    <style:style style:name="P13" style:family="paragraph" style:parent-style-name="Heading_20_3">
      <style:paragraph-properties fo:margin-top="0in" fo:margin-bottom="0.0972in" style:contextual-spacing="false" fo:line-height="115%"/>
      <style:text-properties officeooo:rsid="00070702"/>
    </style:style>
    <style:style style:name="P14" style:family="paragraph" style:parent-style-name="Text_20_body" style:list-style-name="L7">
      <style:text-properties officeooo:rsid="00070702"/>
    </style:style>
    <style:style style:name="P15" style:family="paragraph" style:parent-style-name="Text_20_body" style:list-style-name="L8">
      <style:text-properties officeooo:rsid="00070702"/>
    </style:style>
    <style:style style:name="P16" style:family="paragraph" style:parent-style-name="Text_20_body" style:list-style-name="L9">
      <style:text-properties officeooo:rsid="00070702"/>
    </style:style>
    <style:style style:name="P17" style:family="paragraph" style:parent-style-name="Text_20_body" style:list-style-name="L10">
      <style:text-properties officeooo:rsid="00070702"/>
    </style:style>
    <style:style style:name="P18" style:family="paragraph" style:parent-style-name="Text_20_body" style:list-style-name="L11">
      <style:text-properties officeooo:rsid="00070702"/>
    </style:style>
    <style:style style:name="P19" style:family="paragraph" style:parent-style-name="Text_20_body" style:list-style-name="L12">
      <style:text-properties officeooo:rsid="0007070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1. Architecture of the Project</text:span></text:h>
      <text:p text:style-name="P2">Sales Savvy follows a <text:span text:style-name="Strong_20_Emphasis">modular monolithic architecture</text:span> with clear separation of concerns into services (modules).<text:line-break/>Here’s how it looks at a high level:</text:p>
      <text:p text:style-name="P2"><text:span text:style-name="Strong_20_Emphasis">Frontend (React.js)</text:span></text:p>
      <text:list text:style-name="L1">
        <text:list-item>
          <text:p text:style-name="P3">Customer UI: Product browsing, cart, checkout, payments.</text:p>
        </text:list-item>
        <text:list-item>
          <text:p text:style-name="P3">Admin Dashboard: Manage users, products, orders, reports.</text:p>
        </text:list-item>
      </text:list>
      <text:p text:style-name="P2"><text:span text:style-name="Strong_20_Emphasis">Backend (Spring Boot - Modular Monolith)</text:span></text:p>
      <text:list text:style-name="L2">
        <text:list-item>
          <text:p text:style-name="P4"><text:span text:style-name="Strong_20_Emphasis">Authentication Service</text:span> (JWT, login, role-based access)</text:p>
        </text:list-item>
        <text:list-item>
          <text:p text:style-name="P4"><text:span text:style-name="Strong_20_Emphasis">User Management Service</text:span> (Admins + Customers)</text:p>
        </text:list-item>
        <text:list-item>
          <text:p text:style-name="P4"><text:span text:style-name="Strong_20_Emphasis">Product Management Service</text:span> (Catalog, categories, inventory)</text:p>
        </text:list-item>
        <text:list-item>
          <text:p text:style-name="P4"><text:span text:style-name="Strong_20_Emphasis">Cart Management Service</text:span> (Customer cart lifecycle)</text:p>
        </text:list-item>
        <text:list-item>
          <text:p text:style-name="P4"><text:span text:style-name="Strong_20_Emphasis">Order Management Service</text:span> (Order processing, tracking)</text:p>
        </text:list-item>
        <text:list-item>
          <text:p text:style-name="P4"><text:span text:style-name="Strong_20_Emphasis">Payment Service</text:span> (Integration with Razorpay, Stripe, PayPal)</text:p>
        </text:list-item>
      </text:list>
      <text:p text:style-name="P2"><text:span text:style-name="Strong_20_Emphasis">Database (MySQL)</text:span></text:p>
      <text:list text:style-name="L3">
        <text:list-item>
          <text:p text:style-name="P5">User Table</text:p>
        </text:list-item>
        <text:list-item>
          <text:p text:style-name="P5">Product Table</text:p>
        </text:list-item>
        <text:list-item>
          <text:p text:style-name="P5">Cart Table</text:p>
        </text:list-item>
        <text:list-item>
          <text:p text:style-name="P5">Order Table</text:p>
        </text:list-item>
        <text:list-item>
          <text:p text:style-name="P5">Payment Transactions</text:p>
        </text:list-item>
      </text:list>
      <text:p text:style-name="P2"><text:span text:style-name="Strong_20_Emphasis">Integration</text:span></text:p>
      <text:list text:style-name="L4">
        <text:list-item>
          <text:p text:style-name="P6">Spring Data JPA for DB access.</text:p>
        </text:list-item>
        <text:list-item>
          <text:p text:style-name="P6">Spring Security for authentication/authorization.</text:p>
        </text:list-item>
        <text:list-item>
          <text:p text:style-name="P6">Payment APIs (Razorpay/PayPal/Stripe).</text:p>
        </text:list-item>
        <text:list-item>
          <text:p text:style-name="P6">Docker for containerization &amp; deployment.</text:p>
        </text:list-item>
      </text:list>
      <text:p text:style-name="P2">📌 <text:span text:style-name="Strong_20_Emphasis">Flow:</text:span><text:line-break/>Customer/Admin → React.js Frontend → REST APIs (Spring Boot Services) → Database + Payment Gateway</text:p>
      <text:p text:style-name="P7"/>
      <text:h text:style-name="P8" text:outline-level="2"><text:soft-page-break/><text:span text:style-name="Strong_20_Emphasis">2. Difference Between Modular Monolithic and Microservice (and why Modular Monolith here)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Aspect</text:p>
            </table:table-cell>
            <table:table-cell table:style-name="Table1.A1" office:value-type="string">
              <text:p text:style-name="Table_20_Heading">Modular Monolithic</text:p>
            </table:table-cell>
            <table:table-cell table:style-name="Table1.A1" office:value-type="string">
              <text:p text:style-name="Table_20_Heading">Microservice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Definition</text:span></text:p>
          </table:table-cell>
          <table:table-cell table:style-name="Table1.A1" office:value-type="string">
            <text:p text:style-name="Table_20_Contents">A single deployable application where different modules (Authentication, Product, Order, etc.) are separated logically but share the same codebase &amp; database.</text:p>
          </table:table-cell>
          <table:table-cell table:style-name="Table1.A1" office:value-type="string">
            <text:p text:style-name="Table_20_Contents">An application broken into independent services, each with its own deployment, database, and communication (via APIs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eployment</text:span></text:p>
          </table:table-cell>
          <table:table-cell table:style-name="Table1.A1" office:value-type="string">
            <text:p text:style-name="Table_20_Contents">One unit (easier to deploy).</text:p>
          </table:table-cell>
          <table:table-cell table:style-name="Table1.A1" office:value-type="string">
            <text:p text:style-name="Table_20_Contents">Each service is deployed independently (complex CI/CD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atabase</text:span></text:p>
          </table:table-cell>
          <table:table-cell table:style-name="Table1.A1" office:value-type="string">
            <text:p text:style-name="Table_20_Contents">Usually a single shared DB (e.g., MySQL).</text:p>
          </table:table-cell>
          <table:table-cell table:style-name="Table1.A1" office:value-type="string">
            <text:p text:style-name="Table_20_Contents">Each microservice may have its own DB (data separation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ommunication</text:span></text:p>
          </table:table-cell>
          <table:table-cell table:style-name="Table1.A1" office:value-type="string">
            <text:p text:style-name="Table_20_Contents">Intra-application calls (method calls).</text:p>
          </table:table-cell>
          <table:table-cell table:style-name="Table1.A1" office:value-type="string">
            <text:p text:style-name="Table_20_Contents">Inter-service communication (REST/gRPC, message queues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erformance</text:span></text:p>
          </table:table-cell>
          <table:table-cell table:style-name="Table1.A1" office:value-type="string">
            <text:p text:style-name="Table_20_Contents">Faster (less network overhead).</text:p>
          </table:table-cell>
          <table:table-cell table:style-name="Table1.A1" office:value-type="string">
            <text:p text:style-name="Table_20_Contents">Slightly slower due to network hop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omplexity</text:span></text:p>
          </table:table-cell>
          <table:table-cell table:style-name="Table1.A1" office:value-type="string">
            <text:p text:style-name="Table_20_Contents">Easier to build &amp; maintain for small/medium apps.</text:p>
          </table:table-cell>
          <table:table-cell table:style-name="Table1.A1" office:value-type="string">
            <text:p text:style-name="Table_20_Contents">Complex to manage (requires API Gateway, service discovery, scaling, etc.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calability</text:span></text:p>
          </table:table-cell>
          <table:table-cell table:style-name="Table1.A1" office:value-type="string">
            <text:p text:style-name="Table_20_Contents">Scales as one unit.</text:p>
          </table:table-cell>
          <table:table-cell table:style-name="Table1.A1" office:value-type="string">
            <text:p text:style-name="Table_20_Contents">Independent scaling for each service.</text:p>
          </table:table-cell>
        </table:table-row>
      </table:table>
      <text:p text:style-name="P2">✅ <text:span text:style-name="Strong_20_Emphasis">Why Modular Monolith for Sales Savvy?</text:span></text:p>
      <text:list text:style-name="L5">
        <text:list-item>
          <text:p text:style-name="P9">Suitable for a <text:span text:style-name="Strong_20_Emphasis">learning project</text:span> and <text:span text:style-name="Strong_20_Emphasis">SMB-focused app</text:span>.</text:p>
        </text:list-item>
        <text:list-item>
          <text:p text:style-name="P9">Easier deployment (single unit, dockerized).</text:p>
        </text:list-item>
        <text:list-item>
          <text:p text:style-name="P9">Lower complexity compared to microservices.</text:p>
        </text:list-item>
        <text:list-item>
          <text:p text:style-name="P9">Still provides <text:span text:style-name="Strong_20_Emphasis">modularity</text:span> (clear separation into services).</text:p>
        </text:list-item>
        <text:list-item>
          <text:p text:style-name="P9">Future migration to microservices is possible when app grows.</text:p>
        </text:list-item>
      </text:list>
      <text:p text:style-name="P7"/>
      <text:h text:style-name="P10" text:outline-level="2"><text:span text:style-name="Strong_20_Emphasis">3. Five Major Services in the Project (Explained)</text:span></text:h>
      <text:p text:style-name="Text_20_body"><text:span text:style-name="Emphasis"><text:span text:style-name="Strong_20_Emphasis">1. Authentication Service 🔒</text:span></text:span></text:p>
      <text:list text:style-name="L6">
        <text:list-item>
          <text:p text:style-name="P11"><text:span text:style-name="Strong_20_Emphasis">Purpose</text:span>: Secure login &amp; role-based access.</text:p>
        </text:list-item>
        <text:list-item>
          <text:p text:style-name="P11"><text:span text:style-name="Strong_20_Emphasis">Key Features</text:span>:</text:p>
          <text:list>
            <text:list-item>
              <text:p text:style-name="P11">Admin login <text:span text:style-name="Source_20_Text">/admin/login</text:span></text:p>
            </text:list-item>
            <text:list-item>
              <text:p text:style-name="P11">Customer login <text:span text:style-name="Source_20_Text">/user/login</text:span></text:p>
            </text:list-item>
            <text:list-item>
              <text:p text:style-name="P11">JWT token generation &amp; validation</text:p>
            </text:list-item>
            <text:list-item>
              <text:p text:style-name="P11">Password hashing &amp; secure storage</text:p>
            </text:list-item>
          </text:list>
        </text:list-item>
      </text:list>
      <text:p text:style-name="P12"/>
      <text:h text:style-name="P13" text:outline-level="3"><text:soft-page-break/><text:span text:style-name="Strong_20_Emphasis">2. User Management Service 👥</text:span></text:h>
      <text:list text:style-name="L7">
        <text:list-item>
          <text:p text:style-name="P14"><text:span text:style-name="Strong_20_Emphasis">Purpose</text:span>: Manage all user accounts (Admins &amp; Customers).</text:p>
        </text:list-item>
        <text:list-item>
          <text:p text:style-name="P14"><text:span text:style-name="Strong_20_Emphasis">Key Features</text:span>:</text:p>
          <text:list>
            <text:list-item>
              <text:p text:style-name="P14">Admin: View/update/deactivate users, assign roles</text:p>
            </text:list-item>
            <text:list-item>
              <text:p text:style-name="P14">Customer: Register with email verification, update profile, reset password</text:p>
            </text:list-item>
            <text:list-item>
              <text:p text:style-name="P14">Roles &amp; statuses stored in DB</text:p>
            </text:list-item>
          </text:list>
        </text:list-item>
      </text:list>
      <text:p text:style-name="P12"/>
      <text:h text:style-name="P13" text:outline-level="3"><text:span text:style-name="Strong_20_Emphasis">3. Product Management Service 🛍️</text:span></text:h>
      <text:list text:style-name="L8">
        <text:list-item>
          <text:p text:style-name="P15"><text:span text:style-name="Strong_20_Emphasis">Purpose</text:span>: Manage &amp; browse the product catalog.</text:p>
        </text:list-item>
        <text:list-item>
          <text:p text:style-name="P15"><text:span text:style-name="Strong_20_Emphasis">Key Features</text:span>:</text:p>
          <text:list>
            <text:list-item>
              <text:p text:style-name="P15">Admin: Add/update/delete products, categories, tags, images</text:p>
            </text:list-item>
            <text:list-item>
              <text:p text:style-name="P15">Customer: Browse/search products, view details (price, stock, description)</text:p>
            </text:list-item>
            <text:list-item>
              <text:p text:style-name="P15">Acts as <text:span text:style-name="Strong_20_Emphasis">heart of the e-commerce platform</text:span></text:p>
            </text:list-item>
          </text:list>
        </text:list-item>
      </text:list>
      <text:p text:style-name="P12"/>
      <text:h text:style-name="P13" text:outline-level="3"><text:span text:style-name="Strong_20_Emphasis">4. Cart Management Service 🛒</text:span></text:h>
      <text:list text:style-name="L9">
        <text:list-item>
          <text:p text:style-name="P16"><text:span text:style-name="Strong_20_Emphasis">Purpose</text:span>: Temporary storage of items customer <text:span text:style-name="Emphasis">intends</text:span> to buy.</text:p>
        </text:list-item>
        <text:list-item>
          <text:p text:style-name="P16"><text:span text:style-name="Strong_20_Emphasis">Key Features</text:span>:</text:p>
          <text:list>
            <text:list-item>
              <text:p text:style-name="P16">Add/remove/update cart items</text:p>
            </text:list-item>
            <text:list-item>
              <text:p text:style-name="P16">View cart breakdown (price, quantity, subtotal)</text:p>
            </text:list-item>
            <text:list-item>
              <text:p text:style-name="P16">Clear cart</text:p>
            </text:list-item>
            <text:list-item>
              <text:p text:style-name="P16">Cart → converted into <text:span text:style-name="Strong_20_Emphasis">Order</text:span> during checkout</text:p>
            </text:list-item>
          </text:list>
        </text:list-item>
      </text:list>
      <text:p text:style-name="P12"/>
      <text:h text:style-name="P13" text:outline-level="3"><text:span text:style-name="Strong_20_Emphasis">5. Order Management Service 📦</text:span></text:h>
      <text:list text:style-name="L10">
        <text:list-item>
          <text:p text:style-name="P17"><text:span text:style-name="Strong_20_Emphasis">Purpose</text:span>: Handle the complete order lifecycle.</text:p>
        </text:list-item>
        <text:list-item>
          <text:p text:style-name="P17"><text:span text:style-name="Strong_20_Emphasis">Key Features</text:span>:</text:p>
          <text:list>
            <text:list-item>
              <text:p text:style-name="P17">Customer: Place orders, choose shipping, track status (Pending → Shipped → Delivered), view history</text:p>
            </text:list-item>
            <text:list-item>
              <text:p text:style-name="P17">Admin: Manage all orders, update statuses</text:p>
            </text:list-item>
            <text:list-item>
              <text:p text:style-name="P17">Permanent record of confirmed purchases</text:p>
            </text:list-item>
          </text:list>
        </text:list-item>
      </text:list>
      <text:p text:style-name="P12"/>
      <text:h text:style-name="P13" text:outline-level="3"><text:soft-page-break/><text:span text:style-name="Strong_20_Emphasis">6. Payment Service 💳</text:span></text:h>
      <text:list text:style-name="L11">
        <text:list-item>
          <text:p text:style-name="P18"><text:span text:style-name="Strong_20_Emphasis">Purpose</text:span>: Facilitate secure transactions via gateways (Razorpay, Stripe, PayPal).</text:p>
        </text:list-item>
        <text:list-item>
          <text:p text:style-name="P18"><text:span text:style-name="Strong_20_Emphasis">Key Features</text:span>:</text:p>
          <text:list>
            <text:list-item>
              <text:p text:style-name="P18">Handle payment requests/responses</text:p>
            </text:list-item>
            <text:list-item>
              <text:p text:style-name="P18">Store transaction details (amount, method, status)</text:p>
            </text:list-item>
            <text:list-item>
              <text:p text:style-name="P18">Sync payment confirmation with Orders (only paid orders are processed)</text:p>
            </text:list-item>
            <text:list-item>
              <text:p text:style-name="P18">Enable refunds/cancellations</text:p>
            </text:list-item>
          </text:list>
        </text:list-item>
      </text:list>
      <text:h text:style-name="P10" text:outline-level="2"><text:span text:style-name="Emphasis"><text:span text:style-name="Strong_20_Emphasis">How They Work Together (Flow)</text:span></text:span></text:h>
      <text:list text:style-name="L12">
        <text:list-item>
          <text:p text:style-name="P19"><text:span text:style-name="Strong_20_Emphasis">Authentication Service</text:span> verifies users.</text:p>
        </text:list-item>
        <text:list-item>
          <text:p text:style-name="P19"><text:span text:style-name="Strong_20_Emphasis">User Management Service</text:span> manages account info.</text:p>
        </text:list-item>
        <text:list-item>
          <text:p text:style-name="P19"><text:span text:style-name="Strong_20_Emphasis">Product Management Service</text:span> provides catalog to customers.</text:p>
        </text:list-item>
        <text:list-item>
          <text:p text:style-name="P19">Customer adds items to <text:span text:style-name="Strong_20_Emphasis">Cart Service</text:span>.</text:p>
        </text:list-item>
        <text:list-item>
          <text:p text:style-name="P19">On checkout → Cart converts into an <text:span text:style-name="Strong_20_Emphasis">Order (Order Service)</text:span>.</text:p>
        </text:list-item>
        <text:list-item>
          <text:p text:style-name="P19">Customer pays via <text:span text:style-name="Strong_20_Emphasis">Payment Service</text:span> → confirms order.</text:p>
        </text:list-item>
        <text:list-item>
          <text:p text:style-name="P19">Admin manages products, users, and orders across services.</text:p>
        </text:list-item>
      </text:list>
      <text:p text:style-name="P2"><text:span text:style-name="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Arial1" style:font-family-complex="Arial" style:font-family-generic-complex="system" style:font-pitch-complex="variable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417in" fo:margin-right="0.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2T14:41:17.536209700</meta:creation-date>
    <dc:date>2025-09-02T15:09:38.559573200</dc:date>
    <meta:editing-duration>PT18M6S</meta:editing-duration>
    <meta:editing-cycles>1</meta:editing-cycles>
    <meta:document-statistic meta:table-count="1" meta:image-count="0" meta:object-count="0" meta:page-count="4" meta:paragraph-count="103" meta:word-count="640" meta:character-count="4306" meta:non-whitespace-character-count="3831"/>
    <meta:generator>LibreOffice/25.2.5.2$Windows_X86_64 LibreOffice_project/03d19516eb2e1dd5d4ccd751a0d6f35f35e08022</meta:generator>
  </office:meta>
</office:document-meta>
</file>